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33cm"/>
    </style:style>
    <style:style style:name="co2" style:family="table-column">
      <style:table-column-properties fo:break-before="auto" style:column-width="17.595cm"/>
    </style:style>
    <style:style style:name="co3" style:family="table-column">
      <style:table-column-properties fo:break-before="auto" style:column-width="4.14cm"/>
    </style:style>
    <style:style style:name="co4" style:family="table-column">
      <style:table-column-properties fo:break-before="auto" style:column-width="10.432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5.147cm"/>
    </style:style>
    <style:style style:name="co7" style:family="table-column">
      <style:table-column-properties fo:break-before="auto" style:column-width="3.838cm"/>
    </style:style>
    <style:style style:name="co8" style:family="table-column">
      <style:table-column-properties fo:break-before="auto" style:column-width="4.002cm"/>
    </style:style>
    <style:style style:name="co9" style:family="table-column">
      <style:table-column-properties fo:break-before="auto" style:column-width="4.574cm"/>
    </style:style>
    <style:style style:name="co10" style:family="table-column">
      <style:table-column-properties fo:break-before="auto" style:column-width="3.267cm"/>
    </style:style>
    <style:style style:name="co11" style:family="table-column">
      <style:table-column-properties fo:break-before="auto" style:column-width="3.24cm"/>
    </style:style>
    <style:style style:name="co12" style:family="table-column">
      <style:table-column-properties fo:break-before="auto" style:column-width="3.186cm"/>
    </style:style>
    <style:style style:name="co13" style:family="table-column">
      <style:table-column-properties fo:break-before="auto" style:column-width="5.473cm"/>
    </style:style>
    <style:style style:name="co14" style:family="table-column">
      <style:table-column-properties fo:break-before="auto" style:column-width="10.239cm"/>
    </style:style>
    <style:style style:name="co15" style:family="table-column">
      <style:table-column-properties fo:break-before="auto" style:column-width="6.018cm"/>
    </style:style>
    <style:style style:name="co16" style:family="table-column">
      <style:table-column-properties fo:break-before="auto" style:column-width="3.514cm"/>
    </style:style>
    <style:style style:name="co17" style:family="table-column">
      <style:table-column-properties fo:break-before="auto" style:column-width="4.501cm"/>
    </style:style>
    <style:style style:name="co18" style:family="table-column">
      <style:table-column-properties fo:break-before="auto" style:column-width="2.478cm"/>
    </style:style>
    <style:style style:name="co19" style:family="table-column">
      <style:table-column-properties fo:break-before="auto" style:column-width="3.866cm"/>
    </style:style>
    <style:style style:name="co20" style:family="table-column">
      <style:table-column-properties fo:break-before="auto" style:column-width="4.22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able-cell-properties fo:background-color="#ffff00"/>
    </style:style>
    <style:style style:name="ce8" style:family="table-cell" style:parent-style-name="Default">
      <style:table-cell-properties fo:wrap-option="wrap"/>
    </style:style>
    <style:style style:name="ce9" style:family="table-cell" style:parent-style-name="Default">
      <style:text-properties style:font-name="Liberation Serif" style:font-name-asian="Segoe UI" style:font-name-complex="Tahoma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erif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Segoe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6" table:default-cell-style-name="Default"/>
        <table:table-column table:style-name="co5" table:number-columns-repeated="3" table:default-cell-style-name="Default"/>
        <table:table-row table:style-name="ro1">
          <table:table-cell/>
          <table:table-cell office:value-type="string" calcext:value-type="string" table:number-columns-spanned="3" table:number-rows-spanned="1">
            <text:p>комната</text:p>
          </table:table-cell>
          <table:covered-table-cell table:number-columns-repeated="2"/>
          <table:table-cell table:number-columns-repeated="4"/>
          <table:table-cell office:value-type="string" calcext:value-type="string">
            <text:p>средняя стоимость</text:p>
          </table:table-cell>
          <table:table-cell office:value-type="string" calcext:value-type="string">
            <text:p>сумма</text:p>
          </table:table-cell>
          <table:table-cell/>
          <table:table-cell office:value-type="string" calcext:value-type="string">
            <text:p>ссылки</text:p>
          </table:table-cell>
        </table:table-row>
        <table:table-row table:style-name="ro1">
          <table:table-cell/>
          <table:table-cell table:style-name="ce7" office:value-type="string" calcext:value-type="string">
            <text:p>шумоизоляция </text:p>
          </table:table-cell>
          <table:table-cell/>
          <table:table-cell office:value-type="string" calcext:value-type="string">
            <text:p>примечание</text:p>
          </table:table-cell>
          <table:table-cell office:value-type="string" calcext:value-type="string">
            <text:p>толщина</text:p>
          </table:table-cell>
          <table:table-cell office:value-type="string" calcext:value-type="string">
            <text:p>стены</text:p>
          </table:table-cell>
          <table:table-cell office:value-type="string" calcext:value-type="string">
            <text:p>потолок</text:p>
          </table:table-cell>
          <table:table-cell office:value-type="string" calcext:value-type="string">
            <text:p>пол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материалы</text:p>
          </table:table-cell>
          <table:table-cell office:value-type="string" calcext:value-type="string">
            <text:p>демпферная лента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аккустический мат</text:p>
          </table:table-cell>
          <table:table-cell office:value-type="string" calcext:value-type="string">
            <text:p>soundGuard cover 14 мм</text:p>
          </table:table-cell>
          <table:table-cell office:value-type="string" calcext:value-type="string">
            <text:p>брать с запасом по краям ~20 см (делается в нахлест 10 см)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office:value-type="string" calcext:value-type="string">
            <text:p>726 р/м кв</text:p>
          </table:table-cell>
          <table:table-cell office:value-type="float" office:value="40000" calcext:value-type="float">
            <text:p>40000</text:p>
          </table:table-cell>
          <table:table-cell/>
          <table:table-cell office:value-type="string" calcext:value-type="string">
            <text:p><text:a xlink:href="https://www.ozon.ru/product/zvukoizolyatsionnyy-mat-saundgard-sover-15-m2-1376766546/?advert=WGNbqHAnUcOPBR5xjH8042uOtot9P9rc4vAKDPtUh1uGNyCmYjlJi-WGFmu6pbsbeBdBpobUO0rok9XeXxRsj16QRtEJpBmEQGS57GYoBK7DbBXrZSXprJ4lOjgkTtBIamR-ceTWYyIQDd02tKRkozE2Q3w4M5IkeSrKKoRqYh6UFuI06NCFNZOTw7eFSwBPgi2jl2Q7SRxB4-1GVLz1SFyq_MisieXv2oMr8naLTvrbBq1kcGtnFl17IFExsZcdH_rsntPoB0XyGyNWYY_C3lVIFlkj_yWCXh1cH7Ba_KI-vbnP1S00G_xEpDb6vl7cmdBRBGfDabw2vZkQaIHmODs6ry0MOXi78A-rNFJh97kxXjHmY_4MWCuMVJKuwb0O&amp;avtc=1&amp;avte=4&amp;avts=1726509012&amp;keywords=звукоизоляционный+мат" xlink:type="simple">https://www.ozon.ru/product/zvukoizolyatsionnyy-mat-saundgard-sover-15-m2-1376766546/?advert=WGNbqHAnUcOPBR5xjH8042uOtot9P9rc4vAKDPtUh1uGNyCmYjlJi-WGFmu6pbsbeBdBpobUO0rok9XeXxRsj16QRtEJpBmEQGS57GYoBK7DbBXrZSXprJ4lOjgkTtBIamR-ceTWYyIQDd02tKRkozE2Q3w4M5IkeSrKKoRqYh6UFuI06NCFNZOTw7eFSwBPgi2jl2Q7SRxB4-1GVLz1SFyq_MisieXv2oMr8naLTvrbBq1kcGtnFl17IFExsZcdH_rsntPoB0XyGyNWYY_C3lVIFlkj_yWCXh1cH7Ba_KI-vbnP1S00G_xEpDb6vl7cmdBRBGfDabw2vZkQaIHmODs6ry0MOXi78A-rNFJh97kxXjHmY_4MWCuMVJKuwb0O&amp;avtc=1&amp;avte=4&amp;avts=1726509012&amp;keywords=звукоизоляционный+мат</text:a></text:p>
          </table:table-cell>
        </table:table-row>
        <table:table-row table:style-name="ro1">
          <table:table-cell/>
          <table:table-cell office:value-type="string" calcext:value-type="string">
            <text:p>клей</text:p>
          </table:table-cell>
          <table:table-cell office:value-type="string" calcext:value-type="string">
            <text:p>bautger</text:p>
          </table:table-cell>
          <table:table-cell/>
          <table:table-cell office:value-type="string" calcext:value-type="string">
            <text:p>-</text:p>
          </table:table-cell>
          <table:table-cell table:number-columns-repeated="3"/>
          <table:table-cell office:value-type="string" calcext:value-type="string">
            <text:p>189 р/м кв</text:p>
          </table:table-cell>
          <table:table-cell office:value-type="float" office:value="10400" calcext:value-type="float">
            <text:p>104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направляющий профиль 50 х 40 * 300</text:p>
          </table:table-cell>
          <table:table-cell office:value-type="string" calcext:value-type="string">
            <text:p>knauf</text:p>
          </table:table-cell>
          <table:table-cell/>
          <table:table-cell office:value-type="string" calcext:value-type="string">
            <text:p>-</text:p>
          </table:table-cell>
          <table:table-cell table:number-columns-repeated="3"/>
          <table:table-cell office:value-type="string" calcext:value-type="string">
            <text:p>12 шт по 450 р</text:p>
          </table:table-cell>
          <table:table-cell office:value-type="float" office:value="5400" calcext:value-type="float">
            <text:p>54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саморезы с виброшайбами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стоичный профиль 50х50 * 300</text:p>
          </table:table-cell>
          <table:table-cell office:value-type="string" calcext:value-type="string">
            <text:p>knauf</text:p>
          </table:table-cell>
          <table:table-cell office:value-type="string" calcext:value-type="string">
            <text:p>шаг между стойками 400 мм</text:p>
          </table:table-cell>
          <table:table-cell office:value-type="string" calcext:value-type="string">
            <text:p>-</text:p>
          </table:table-cell>
          <table:table-cell table:number-columns-repeated="3"/>
          <table:table-cell office:value-type="string" calcext:value-type="string">
            <text:p>65 шт по 450 р</text:p>
          </table:table-cell>
          <table:table-cell office:value-type="float" office:value="30000" calcext:value-type="float">
            <text:p>30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минеральная вата 60 мм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number-columns-repeated="3"/>
          <table:table-cell office:value-type="string" calcext:value-type="string">
            <text:p>5 * 2000 р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самоклеющаяся вибродемпфирующая лента</text:p>
          </table:table-cell>
          <table:table-cell/>
          <table:table-cell office:value-type="string" calcext:value-type="string">
            <text:p>укладвывается на профиля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/>
          <table:table-cell table:style-name="ce8" office:value-type="string" calcext:value-type="string">
            <text:p>1 слой шумапоглощающая плита ( <text:s/>Knauf Акуборд 1500х1200х20 )</text:p>
          </table:table-cell>
          <table:table-cell/>
          <table:table-cell office:value-type="string" calcext:value-type="string">
            <text:p>делаются отсупы от стен, пола и потолка по 2-3 мм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office:value-type="float" office:value="952" calcext:value-type="float">
            <text:p>952</text:p>
          </table:table-cell>
          <table:table-cell table:formula="of:=[.I11]*55" office:value-type="float" office:value="52360" calcext:value-type="float">
            <text:p>5236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акустический герметик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8000" calcext:value-type="float">
            <text:p>8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скотч (акустический?)</text:p>
          </table:table-cell>
          <table:table-cell/>
          <table:table-cell office:value-type="string" calcext:value-type="string">
            <text:p>проклеивать стыки плит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2 слой — гипсокартон 15 мм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3"/>
          <table:table-cell table:style-name="ce9" office:value-type="float" office:value="254" calcext:value-type="float">
            <text:p>254</text:p>
          </table:table-cell>
          <table:table-cell table:formula="of:=[.I14]*55" office:value-type="float" office:value="13970" calcext:value-type="float">
            <text:p>1397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звукоизоляционные подразетники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пол: шуманет комби</text:p>
          </table:table-cell>
          <table:table-cell table:number-columns-repeated="6"/>
          <table:table-cell office:value-type="float" office:value="510" calcext:value-type="float">
            <text:p>510</text:p>
          </table:table-cell>
          <table:table-cell table:formula="of:=510*16" office:value-type="float" office:value="8160" calcext:value-type="float">
            <text:p>81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того</text:p>
          </table:table-cell>
          <table:table-cell table:number-columns-repeated="3"/>
          <table:table-cell table:formula="of:=[.E3]+[.E4]+[.E7]+[.E10]+[.E11]+[.E12]+[.E13]+[.E14]" office:value-type="float" office:value="106" calcext:value-type="float">
            <text:p>106</text:p>
          </table:table-cell>
          <table:table-cell table:number-columns-repeated="4"/>
          <table:table-cell table:formula="of:=[.J4]+[.J5]+[.J6]+[.J8]+[.J9]+[.J11]+[.J12]+[.J14]" office:value-type="float" office:value="170130" calcext:value-type="float">
            <text:p>17013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анкер гвоздь 6,40 или 6,60 для потолка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виброподвес, по 2 самореза на каждое ушко, расстояние между подвесами 60 см * 40 см (должна получиться сетка), вес на один подвес — 12 кг </text:p>
          </table:table-cell>
          <table:table-cell table:number-columns-repeated="6"/>
          <table:table-cell office:value-type="string" calcext:value-type="string">
            <text:p>50 шт — 12100 р</text:p>
          </table:table-cell>
          <table:table-cell table:number-columns-repeated="2"/>
          <table:table-cell office:value-type="string" calcext:value-type="string">
            <text:p><text:a xlink:href="https://www.ozon.ru/product/vibropodves-soundguard-vibro-m-50-sht-1528751937/?advert=jVozRWJkR84d5eJDmlTXHrXMHC3M6T7jgWctzogCEtIrggOa9K10_e-GZskaX__PGTrK27wTKc0SsIuauWLmcB5UwA8dwadnF5wvuNQ-UMjlxYhSJK8CdRqB9a5nrz1aSBNSz0yTq-dga7QfyhkqsQHqq5z_3FoA5Y9h0KmkW0OzAYpIOoDIz_Wc1uWNOp9s1v44qv65lk1iSCbkFOiIoWvMRlwLCrHiqooMOUe2btOnMJ0ReWT3FT_8QXWq3L-P1JoMRrRIvXy2n6xZP6d48PffZFG1VEuOFWkjP_2dj4yzSc60T1ZtLpReuF3VfYMj-y5UqIHbsHwxpIKHDCW3rXzc9L_pOyKZW6GKzfzb8lowk7lNI8RUx8L-rB8dFGAmce-CsvkJutFUgP8GSZ4PRiwnXA&amp;avtc=1&amp;avte=2&amp;avts=1726764140&amp;keywords=виброподвес&amp;tab=questions" xlink:type="simple">https://www.ozon.ru/product/vibropodves-soundguard-vibro-m-50-sht-1528751937/?advert=jVozRWJkR84d5eJDmlTXHrXMHC3M6T7jgWctzogCEtIrggOa9K10_e-GZskaX__PGTrK27wTKc0SsIuauWLmcB5UwA8dwadnF5wvuNQ-UMjlxYhSJK8CdRqB9a5nrz1aSBNSz0yTq-dga7QfyhkqsQHqq5z_3FoA5Y9h0KmkW0OzAYpIOoDIz_Wc1uWNOp9s1v44qv65lk1iSCbkFOiIoWvMRlwLCrHiqooMOUe2btOnMJ0ReWT3FT_8QXWq3L-P1JoMRrRIvXy2n6xZP6d48PffZFG1VEuOFWkjP_2dj4yzSc60T1ZtLpReuF3VfYMj-y5UqIHbsHwxpIKHDCW3rXzc9L_pOyKZW6GKzfzb8lowk7lNI8RUx8L-rB8dFGAmce-CsvkJutFUgP8GSZ4PRiwnXA&amp;avtc=1&amp;avte=2&amp;avts=1726764140&amp;keywords=виброподвес&amp;tab=questions</text:a></text:p>
          </table:table-cell>
        </table:table-row>
        <table:table-row table:style-name="ro1">
          <table:table-cell/>
          <table:table-cell office:value-type="string" calcext:value-type="string">
            <text:p>дюбель fischer 6mm</text:p>
          </table:table-cell>
          <table:table-cell table:number-columns-repeated="9"/>
          <table:table-cell office:value-type="string" calcext:value-type="string">
            <text:p><text:a xlink:href="https://www.vseinstrumenti.ru/product/dyubel-fischer-duopower-6x50-100-sht-538240-896628/" xlink:type="simple">https://www.vseinstrumenti.ru/product/dyubel-fischer-duopower-6x50-100-sht-538240-896628/</text:a></text:p>
          </table:table-cell>
        </table:table-row>
        <table:table-row table:style-name="ro1">
          <table:table-cell/>
          <table:table-cell office:value-type="string" calcext:value-type="string">
            <text:p>Саморезы 3.5 — 3.9 для подвесов-профилей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гипсокартон от гипрока</text:p>
          </table:table-cell>
          <table:table-cell table:number-columns-repeated="10"/>
        </table:table-row>
        <table:table-row table:style-name="ro1" table:number-rows-repeated="3">
          <table:table-cell table:number-columns-repeated="12"/>
        </table:table-row>
        <table:table-row table:style-name="ro1">
          <table:table-cell/>
          <table:table-cell table:style-name="ce9" office:value-type="string" calcext:value-type="string">
            <text:p>Здравствуйте, базовая система под натяжной потолок, которая позволяет убрать "эффект барабана" и сокращает передачу воздушного шума (снижение воздушного шума Rw = 55 дБ) выглядит так: наклеиваем звукоизоляционный мат Саундгард Сover 15 м² на клей Баутгер (артикул 1598387136), с перехлестом 5-10 см. Монтируем виброизоляционную рейку с шагом 600 мм, начиная от угла. Второй слой звукоизоляционного мата Саундгард Сover крепим к рейке на строительные скобы. Такая система позволяет добиться снижения бытового шума до нормативных значений. Необходимый крепеж: Виброшайба артикул 1505990161, Дюбель-гвоздь TC-ДГ 6/60 PRO артикул 1588907275, рейка виброизолирующая. </text:p>
          </table:table-cell>
          <table:table-cell table:number-columns-repeated="10"/>
        </table:table-row>
      </table:table>
      <table:table table:name="Лист2" table:style-name="ta1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5" table:default-cell-style-name="Default"/>
        <table:table-row table:style-name="ro1">
          <table:table-cell table:number-columns-repeated="2"/>
          <table:table-cell office:value-type="string" calcext:value-type="string">
            <text:p>модель</text:p>
          </table:table-cell>
          <table:table-cell office:value-type="string" calcext:value-type="string">
            <text:p>единицы</text:p>
          </table:table-cell>
          <table:table-cell office:value-type="string" calcext:value-type="string">
            <text:p>метраж,кв. м</text:p>
          </table:table-cell>
          <table:table-cell office:value-type="string" calcext:value-type="string">
            <text:p>стоимость за ед</text:p>
          </table:table-cell>
          <table:table-cell office:value-type="string" calcext:value-type="string">
            <text:p>стоимость общая</text:p>
          </table:table-cell>
          <table:table-cell office:value-type="string" calcext:value-type="string">
            <text:p>примечание</text:p>
          </table:table-cell>
          <table:table-cell office:value-type="string" calcext:value-type="string">
            <text:p>ссылка</text:p>
          </table:table-cell>
        </table:table-row>
        <table:table-row table:style-name="ro1">
          <table:table-cell office:value-type="string" calcext:value-type="string">
            <text:p>основной материал</text:p>
          </table:table-cell>
          <table:table-cell office:value-type="string" calcext:value-type="string">
            <text:p>аккустический мат (потолок + стены)</text:p>
          </table:table-cell>
          <table:table-cell office:value-type="string" calcext:value-type="string">
            <text:p>soundGuard cover 14 мм</text:p>
          </table:table-cell>
          <table:table-cell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office:value-type="float" office:value="11400" calcext:value-type="float">
            <text:p>11400</text:p>
          </table:table-cell>
          <table:table-cell table:formula="of:=[.F2]*[.D2]" office:value-type="float" office:value="57000" calcext:value-type="float">
            <text:p>57000</text:p>
          </table:table-cell>
          <table:table-cell office:value-type="string" calcext:value-type="string">
            <text:p>установка в нахлыст 5-10 см</text:p>
          </table:table-cell>
          <table:table-cell office:value-type="string" calcext:value-type="string">
            <text:p><text:a xlink:href="https://www.ozon.ru/product/zvukoizolyatsionnyy-mat-saundgard-sover-15-m2-1376766546/?advert=WGNbqHAnUcOPBR5xjH8042uOtot9P9rc4vAKDPtUh1uGNyCmYjlJi-WGFmu6pbsbeBdBpobUO0rok9XeXxRsj16QRtEJpBmEQGS57GYoBK7DbBXrZSXprJ4lOjgkTtBIamR-ceTWYyIQDd02tKRkozE2Q3w4M5IkeSrKKoRqYh6UFuI06NCFNZOTw7eFSwBPgi2jl2Q7SRxB4-1GVLz1SFyq_MisieXv2oMr8naLTvrbBq1kcGtnFl17IFExsZcdH_rsntPoB0XyGyNWYY_C3lVIFlkj_yWCXh1cH7Ba_KI-vbnP1S00G_xEpDb6vl7cmdBRBGfDabw2vZkQaIHmODs6ry0MOXi78A-rNFJh97kxXjHmY_4MWCuMVJKuwb0O&amp;avtc=1&amp;avte=4&amp;avts=1726509012&amp;keywords=звукоизоляционный+мат" xlink:type="simple">https://www.ozon.ru/product/zvukoizolyatsionnyy-mat-saundgard-sover-15-m2-1376766546/?advert=WGNbqHAnUcOPBR5xjH8042uOtot9P9rc4vAKDPtUh1uGNyCmYjlJi-WGFmu6pbsbeBdBpobUO0rok9XeXxRsj16QRtEJpBmEQGS57GYoBK7DbBXrZSXprJ4lOjgkTtBIamR-ceTWYyIQDd02tKRkozE2Q3w4M5IkeSrKKoRqYh6UFuI06NCFNZOTw7eFSwBPgi2jl2Q7SRxB4-1GVLz1SFyq_MisieXv2oMr8naLTvrbBq1kcGtnFl17IFExsZcdH_rsntPoB0XyGyNWYY_C3lVIFlkj_yWCXh1cH7Ba_KI-vbnP1S00G_xEpDb6vl7cmdBRBGfDabw2vZkQaIHmODs6ry0MOXi78A-rNFJh97kxXjHmY_4MWCuMVJKuwb0O&amp;avtc=1&amp;avte=4&amp;avts=1726509012&amp;keywords=%D0%B7%D0%B2%D1%83%D0%BA%D0%BE%D0%B8%D0%B7%D0%BE%D0%BB%D1%8F%D1%86%D0%B8%D0%BE%D0%BD%D0%BD%D1%8B%D0%B9+%D0%BC%D0%B0%D1%82</text:a></text:p>
          </table:table-cell>
        </table:table-row>
        <table:table-row table:style-name="ro1">
          <table:table-cell/>
          <table:table-cell office:value-type="string" calcext:value-type="string">
            <text:p>виброподвес (потолок)</text:p>
          </table:table-cell>
          <table:table-cell office:value-type="string" calcext:value-type="string">
            <text:p>Виброподвес SoundGuard Vibro M</text:p>
          </table:table-cell>
          <table:table-cell office:value-type="string" calcext:value-type="string">
            <text:p>1 (50 шт)</text:p>
          </table:table-cell>
          <table:table-cell/>
          <table:table-cell table:number-columns-repeated="2" office:value-type="float" office:value="12100" calcext:value-type="float">
            <text:p>12100</text:p>
          </table:table-cell>
          <table:table-cell office:value-type="string" calcext:value-type="string">
            <text:p>установка с шагом сетки 600*400 (я буду делать 610 * 637) </text:p>
          </table:table-cell>
          <table:table-cell office:value-type="string" calcext:value-type="string">
            <text:p><text:span text:style-name="T1"><text:a xlink:href="https://www.ozon.ru/product/vibropodves-soundguard-vibro-m-50-sht-1528751937/?advert=jVozRWJkR84d5eJDmlTXHrXMHC3M6T7jgWctzogCEtIrggOa9K10_e-GZskaX__PGTrK27wTKc0SsIuauWLmcB5UwA8dwadnF5wvuNQ-UMjlxYhSJK8CdRqB9a5nrz1aSBNSz0yTq-dga7QfyhkqsQHqq5z_3FoA5Y9h0KmkW0OzAYpIOoDIz_Wc1uWNOp9s1v44qv65lk1iSCbkFOiIoWvMRlwLCrHiqooMOUe2btOnMJ0ReWT3FT_8QXWq3L-P1JoMRrRIvXy2n6xZP6d48PffZFG1VEuOFWkjP_2dj4yzSc60T1ZtLpReuF3VfYMj-y5UqIHbsHwxpIKHDCW3rXzc9L_pOyKZW6GKzfzb8lowk7lNI8RUx8L-rB8dFGAmce-CsvkJutFUgP8GSZ4PRiwnXA&amp;avtc=1&amp;avte=2&amp;avts=1726764140&amp;keywords=виброподвес&amp;tab=questions" xlink:type="simple">https://www.ozon.ru/product/vibropodves-soundguard-vibro-m-50-sht-1528751937/?advert=jVozRWJkR84d5eJDmlTXHrXMHC3M6T7jgWctzogCEtIrggOa9K10_e-GZskaX__PGTrK27wTKc0SsIuauWLmcB5UwA8dwadnF5wvuNQ-UMjlxYhSJK8CdRqB9a5nrz1aSBNSz0yTq-dga7QfyhkqsQHqq5z_3FoA5Y9h0KmkW0OzAYpIOoDIz_Wc1uWNOp9s1v44qv65lk1iSCbkFOiIoWvMRlwLCrHiqooMOUe2btOnMJ0ReWT3FT_8QXWq3L-P1JoMRrRIvXy2n6xZP6d48PffZFG1VEuOFWkjP_2dj4yzSc60T1ZtLpReuF3VfYMj-y5UqIHbsHwxpIKHDCW3rXzc9L_pOyKZW6GKzfzb8lowk7lNI8RUx8L-rB8dFGAmce-CsvkJutFUgP8GSZ4PRiwnXA&amp;avtc=1&amp;avte=2&amp;avts=1726764140&amp;keywords=%D0%B2%D0%B8%D0%B1%D1%80%D0%BE%D0%BF%D0%BE%D0%B4%D0%B2%D0%B5%D1%81&amp;tab=questions</text:a></text:span></text:p>
          </table:table-cell>
        </table:table-row>
        <table:table-row table:style-name="ro1">
          <table:table-cell/>
          <table:table-cell office:value-type="string" calcext:value-type="string">
            <text:p>панели</text:p>
          </table:table-cell>
          <table:table-cell table:number-columns-repeated="6"/>
          <table:table-cell office:value-type="string" calcext:value-type="string">
            <text:p><text:a xlink:href="https://a-comf.ru/catalog/zvukoizolyacionnye-paneli/?utm_medium=cpc&amp;utm_content=cid%7C44314969%7Cgid%7C3872989678%7Caid%7C7696480643%7Cadp%7Cno%7Cdvc%7Cdesktop%7Cpid%7C51357775855%7Crid%7C51357775855%7Cdid%7C51357775855%7Cpos%7Cpremium1%7Cadn%7Csearch%7Ccrid%7C0%7C&amp;cm_id=44314969_3872989678_7696480643_51357775855_51357775855_none_search_type1_no_desktop_premium_98621&amp;etext=2202.Fi82uADkLGOvm6749Vi7RmJJBEGdUIE_PtPy8k69hREdqJX6QHWELekeqvKBr76ubW1hdmZheWN5cWF3Y3pxeg.362ff666a096ff5c80bba9df033d18656533d089" xlink:type="simple">https://a-comf.ru/catalog/zvukoizolyacionnye-paneli/?utm_medium=cpc&amp;utm_content=cid%7C44314969%7Cgid%7C3872989678%7Caid%7C7696480643%7Cadp%7Cno%7Cdvc%7Cdesktop%7Cpid%7C51357775855%7Crid%7C51357775855%7Cdid%7C51357775855%7Cpos%7Cpremium1%7Cadn%7Csearch%7Ccrid%7C0%7C&amp;cm_id=44314969_3872989678_7696480643_51357775855_51357775855_none_search_type1_no_desktop_premium_98621&amp;etext=2202.Fi82uADkLGOvm6749Vi7RmJJBEGdUIE_PtPy8k69hREdqJX6QHWELekeqvKBr76ubW1hdmZheWN5cWF3Y3pxeg.362ff666a096ff5c80bba9df033d18656533d089</text:a></text:p>
          </table:table-cell>
        </table:table-row>
        <table:table-row table:style-name="ro1">
          <table:table-cell/>
          <table:table-cell office:value-type="string" calcext:value-type="string">
            <text:p>гипсокартон</text:p>
          </table:table-cell>
          <table:table-cell table:number-columns-repeated="6"/>
          <table:table-cell office:value-type="string" calcext:value-type="string">
            <text:p><text:a xlink:href="https://a-comf.ru/catalog/zvukoizolyacionnyj-gipsokarton/" xlink:type="simple">https://a-comf.ru/catalog/zvukoizolyacionnyj-gipsokarton/</text:a></text:p>
          </table:table-cell>
        </table:table-row>
      </table:table>
      <table:table table:name="Лист3" table:style-name="ta1"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5" table:default-cell-style-name="Default"/>
        <table:table-column table:style-name="co19" table:default-cell-style-name="ce9"/>
        <table:table-column table:style-name="co20" table:default-cell-style-name="Default"/>
        <table:table-column table:style-name="co5" table:number-columns-repeated="11" table:default-cell-style-name="Default"/>
        <table:table-row table:style-name="ro1">
          <table:table-cell office:value-type="string" calcext:value-type="string">
            <text:p>Из леруа — дешево и сердито</text:p>
          </table:table-cell>
          <table:table-cell/>
          <table:table-cell office:value-type="string" calcext:value-type="string">
            <text:p>размеры, характеристики</text:p>
          </table:table-cell>
          <table:table-cell office:value-type="string" calcext:value-type="string">
            <text:p>единицы</text:p>
          </table:table-cell>
          <table:table-cell office:value-type="string" calcext:value-type="string">
            <text:p>метраж</text:p>
          </table:table-cell>
          <table:table-cell table:style-name="Default" office:value-type="string" calcext:value-type="string">
            <text:p>стоимость за единицу</text:p>
          </table:table-cell>
          <table:table-cell office:value-type="string" calcext:value-type="string">
            <text:p>общая стоимость</text:p>
          </table:table-cell>
          <table:table-cell office:value-type="string" calcext:value-type="string">
            <text:p>Примечание</text:p>
          </table:table-cell>
          <table:table-cell office:value-type="string" calcext:value-type="string">
            <text:p>ссылка леруа</text:p>
          </table:table-cell>
          <table:table-cell table:number-columns-repeated="8"/>
          <table:table-cell office:value-type="string" calcext:value-type="string">
            <text:p>ссылки (не леруа)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Профиль стоичный</text:p>
          </table:table-cell>
          <table:table-cell office:value-type="string" calcext:value-type="string">
            <text:p>knauf ПС-2</text:p>
          </table:table-cell>
          <table:table-cell table:style-name="ce9" office:value-type="string" calcext:value-type="string">
            <text:p>50x50x3000 мм</text:p>
          </table:table-cell>
          <table:table-cell table:number-columns-repeated="2"/>
          <table:table-cell office:value-type="string" calcext:value-type="string">
            <text:p>481₽/шт. ( 227 руб )</text:p>
          </table:table-cell>
          <table:table-cell table:number-columns-repeated="2"/>
          <table:table-cell office:value-type="string" calcext:value-type="string">
            <text:p><text:a xlink:href="https://spb.lemanapro.ru/product/profil-stoechnyy-ps-2-knauf-06-mm-50x50x3000-mm-12756948/?fromRegion=34" xlink:type="simple">https://spb.lemanapro.ru/product/profil-stoechnyy-ps-2-knauf-06-mm-50x50x3000-mm-12756948/?fromRegion=34</text:a></text:p>
          </table:table-cell>
          <table:table-cell table:number-columns-repeated="8"/>
          <table:table-cell office:value-type="string" calcext:value-type="string">
            <text:p><text:a xlink:href="https://plitaosb.ru/profil-stoechnyy-50-50-mm-3-m-0-60-mm/" xlink:type="simple">https://plitaosb.ru/profil-stoechnyy-50-50-mm-3-m-0-60-mm/</text:a></text:p>
          </table:table-cell>
        </table:table-row>
        <table:table-row table:style-name="ro1">
          <table:table-cell office:value-type="string" calcext:value-type="string">
            <text:p>Профиль направляющий</text:p>
          </table:table-cell>
          <table:table-cell office:value-type="string" calcext:value-type="string">
            <text:p>kanuf ПН-2</text:p>
          </table:table-cell>
          <table:table-cell table:style-name="ce9" office:value-type="string" calcext:value-type="string">
            <text:p>50x40x3000 мм</text:p>
          </table:table-cell>
          <table:table-cell table:number-columns-repeated="2"/>
          <table:table-cell office:value-type="string" calcext:value-type="string">
            <text:p>481₽/шт. ( 160 руб )</text:p>
          </table:table-cell>
          <table:table-cell table:number-columns-repeated="2"/>
          <table:table-cell office:value-type="string" calcext:value-type="string">
            <text:p><text:a xlink:href="https://spb.lemanapro.ru/product/profil-napravlyayushchiy-pn-2-knauf-06-mm-50x40x3000-mm-12756921/" xlink:type="simple">https://spb.lemanapro.ru/product/profil-napravlyayushchiy-pn-2-knauf-06-mm-50x40x3000-mm-12756921/</text:a></text:p>
          </table:table-cell>
          <table:table-cell table:number-columns-repeated="8"/>
          <table:table-cell office:value-type="string" calcext:value-type="string">
            <text:p><text:a xlink:href="https://plitaosb.ru/profil-napravlyayushchiy-knauf-50-40-mm-3-m-0-45-mm/" xlink:type="simple">https://plitaosb.ru/profil-napravlyayushchiy-knauf-50-40-mm-3-m-0-45-mm/</text:a></text:p>
          </table:table-cell>
        </table:table-row>
        <table:table-row table:style-name="ro1">
          <table:table-cell office:value-type="string" calcext:value-type="string">
            <text:p>Демпферная лента</text:p>
          </table:table-cell>
          <table:table-cell office:value-type="string" calcext:value-type="string">
            <text:p>вибростек М 100</text:p>
          </table:table-cell>
          <table:table-cell office:value-type="string" calcext:value-type="string">
            <text:p>30 м</text:p>
          </table:table-cell>
          <table:table-cell table:number-columns-repeated="2"/>
          <table:table-cell office:value-type="string" calcext:value-type="string">
            <text:p>2 468₽/шт. </text:p>
          </table:table-cell>
          <table:table-cell/>
          <table:table-cell office:value-type="string" calcext:value-type="string">
            <text:p>В 2 слоя, кладется на стену</text:p>
          </table:table-cell>
          <table:table-cell office:value-type="string" calcext:value-type="string">
            <text:p><text:a xlink:href="https://spb.lemanapro.ru/product/zvukoizolyacionnaya-lenta-vibrostek-m100-18302402/?fromRegion=34" xlink:type="simple">https://spb.lemanapro.ru/product/zvukoizolyacionnaya-lenta-vibrostek-m100-18302402/?fromRegion=34</text:a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Звукоизоляционная вата</text:p>
          </table:table-cell>
          <table:table-cell table:style-name="ce9" office:value-type="string" calcext:value-type="string">
            <text:p>Rockwool Акустик </text:p>
          </table:table-cell>
          <table:table-cell table:style-name="ce9" office:value-type="string" calcext:value-type="string">
            <text:p>50 мм 600x1000 мм 6 м² </text:p>
          </table:table-cell>
          <table:table-cell table:number-columns-repeated="2"/>
          <table:table-cell office:value-type="string" calcext:value-type="string">
            <text:p>1 923₽/кор. </text:p>
          </table:table-cell>
          <table:table-cell table:number-columns-repeated="2"/>
          <table:table-cell office:value-type="string" calcext:value-type="string">
            <text:p><text:a xlink:href="https://spb.lemanapro.ru/product/zvukoizolyaciya-rockwool-akustik-standart-50-mm-600x1000-mm-6-m-82764066/" xlink:type="simple">https://spb.lemanapro.ru/product/zvukoizolyaciya-rockwool-akustik-standart-50-mm-600x1000-mm-6-m-82764066/</text:a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ГВЛВ</text:p>
          </table:table-cell>
          <table:table-cell office:value-type="string" calcext:value-type="string">
            <text:p>knauf суперлист</text:p>
          </table:table-cell>
          <table:table-cell table:style-name="ce9" office:value-type="string" calcext:value-type="string">
            <text:p><text:span text:style-name="T2">1200x2500х12,5 </text:span> мм </text:p>
          </table:table-cell>
          <table:table-cell table:number-columns-repeated="2"/>
          <table:table-cell office:value-type="string" calcext:value-type="string">
            <text:p>1 256₽/шт. ( 844 руб )</text:p>
          </table:table-cell>
          <table:table-cell/>
          <table:table-cell office:value-type="string" calcext:value-type="string">
            <text:p>упирается в вибростек по краям</text:p>
          </table:table-cell>
          <table:table-cell office:value-type="string" calcext:value-type="string">
            <text:p><text:a xlink:href="https://lemanapro.ru/product/gipsovoloknistyy-list-gvlv-pk-125-mm-knauf-superlist-1200x2500-mm-13303190/" xlink:type="simple">https://lemanapro.ru/product/gipsovoloknistyy-list-gvlv-pk-125-mm-knauf-superlist-1200x2500-mm-13303190/</text:a></text:p>
          </table:table-cell>
          <table:table-cell table:number-columns-repeated="8"/>
          <table:table-cell office:value-type="string" calcext:value-type="string">
            <text:p><text:a xlink:href="https://plitaosb.ru/gipsovoloknistiy-knauf-superlist-vlagostoykiy-pk-12-5-1200-2500/" xlink:type="simple">https://plitaosb.ru/gipsovoloknistiy-knauf-superlist-vlagostoykiy-pk-12-5-1200-2500/</text:a></text:p>
          </table:table-cell>
        </table:table-row>
        <table:table-row table:style-name="ro1">
          <table:table-cell office:value-type="string" calcext:value-type="string">
            <text:p>виброподвесы</text:p>
          </table:table-cell>
          <table:table-cell table:style-name="ce9" office:value-type="string" calcext:value-type="string">
            <text:p>Ультракустик </text:p>
          </table:table-cell>
          <table:table-cell table:number-columns-repeated="3"/>
          <table:table-cell office:value-type="string" calcext:value-type="string">
            <text:p>163₽/шт. </text:p>
          </table:table-cell>
          <table:table-cell table:number-columns-repeated="2"/>
          <table:table-cell office:value-type="string" calcext:value-type="string">
            <text:p><text:a xlink:href="https://spb.lemanapro.ru/product/vibroizoliruyushchiy-podves-ultrakustik-82009436/?fromRegion=34" xlink:type="simple">https://spb.lemanapro.ru/product/vibroizoliruyushchiy-podves-ultrakustik-82009436/?fromRegion=34</text:a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лента уплонтительная</text:p>
          </table:table-cell>
          <table:table-cell table:style-name="ce9" office:value-type="string" calcext:value-type="string">
            <text:p>knauf Дихтунгсбанд </text:p>
          </table:table-cell>
          <table:table-cell table:style-name="ce9" office:value-type="string" calcext:value-type="string">
            <text:p>70 мм x 30 м </text:p>
          </table:table-cell>
          <table:table-cell table:number-columns-repeated="2"/>
          <table:table-cell office:value-type="string" calcext:value-type="string">
            <text:p>477₽/шт. </text:p>
          </table:table-cell>
          <table:table-cell/>
          <table:table-cell office:value-type="string" calcext:value-type="string">
            <text:p>клеится между профилем и ГВЛ</text:p>
          </table:table-cell>
          <table:table-cell office:value-type="string" calcext:value-type="string">
            <text:p><text:a xlink:href="https://spb.lemanapro.ru/product/lenta-uplotnitelnaya-knauf-dihtungsband-70-mm-x-30-m-13120984/?fromRegion=34" xlink:type="simple">https://spb.lemanapro.ru/product/lenta-uplotnitelnaya-knauf-dihtungsband-70-mm-x-30-m-13120984/?fromRegion=34</text:a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Влагостойкий гипсокартон</text:p>
          </table:table-cell>
          <table:table-cell table:style-name="ce9" office:value-type="string" calcext:value-type="string">
            <text:p>Волма  </text:p>
          </table:table-cell>
          <table:table-cell table:style-name="ce9" office:value-type="string" calcext:value-type="string">
            <text:p>3000x1200х12.5 мм, 3 м² </text:p>
          </table:table-cell>
          <table:table-cell table:number-columns-repeated="2"/>
          <table:table-cell office:value-type="string" calcext:value-type="string">
            <text:p>603₽/шт. (590 руб)</text:p>
          </table:table-cell>
          <table:table-cell/>
          <table:table-cell office:value-type="string" calcext:value-type="string">
            <text:p>упирается в вибростек по краям, подрезавется лента, заполняется герметиком</text:p>
          </table:table-cell>
          <table:table-cell office:value-type="string" calcext:value-type="string">
            <text:p><text:a xlink:href="https://spb.lemanapro.ru/product/gipsokarton-vlagostoykiy-125-mm-uk-volma-3000x1200-mm-36-m-13110719/" xlink:type="simple">https://spb.lemanapro.ru/product/gipsokarton-vlagostoykiy-125-mm-uk-volma-3000x1200-mm-36-m-13110719/</text:a></text:p>
          </table:table-cell>
          <table:table-cell table:number-columns-repeated="8"/>
          <table:table-cell office:value-type="string" calcext:value-type="string">
            <text:p><text:span text:style-name="T1"><text:a xlink:href="https://plitaosb.ru/gipsokartonniy-knauf-list-vlagostoykiy-12-5-1200-3000/" xlink:type="simple">https://plitaosb.ru/gipsokartonniy-knauf-list-vlagostoykiy-12-5-1200-3000/</text:a></text:span></text:p>
          </table:table-cell>
        </table:table-row>
        <table:table-row table:style-name="ro1">
          <table:table-cell office:value-type="string" calcext:value-type="string">
            <text:p>герметик</text:p>
          </table:table-cell>
          <table:table-cell office:value-type="string" calcext:value-type="string">
            <text:p>вибросил (или любой силикон)</text:p>
          </table:table-cell>
          <table:table-cell office:value-type="string" calcext:value-type="string">
            <text:p>290 мл</text:p>
          </table:table-cell>
          <table:table-cell table:number-columns-repeated="2"/>
          <table:table-cell office:value-type="string" calcext:value-type="string">
            <text:p>655₽/шт. </text:p>
          </table:table-cell>
          <table:table-cell table:number-columns-repeated="2"/>
          <table:table-cell office:value-type="string" calcext:value-type="string">
            <text:p><text:a xlink:href="https://lemanapro.ru/product/germetik-zvukoizolyacionnyy-vibrosil-290ml-18302411/" xlink:type="simple">https://lemanapro.ru/product/germetik-zvukoizolyacionnyy-vibrosil-290ml-18302411/</text:a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саморезы по металлу</text:p>
          </table:table-cell>
          <table:table-cell table:number-columns-repeated="4"/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анкер (клиновый?)</text:p>
          </table:table-cell>
          <table:table-cell table:style-name="ce9" office:value-type="string" calcext:value-type="string">
            <text:p>Клиновой анкер-шпилька </text:p>
          </table:table-cell>
          <table:table-cell office:value-type="string" calcext:value-type="string">
            <text:p>6x65 мм</text:p>
          </table:table-cell>
          <table:table-cell table:number-columns-repeated="2"/>
          <table:table-cell office:value-type="string" calcext:value-type="string">
            <text:p>20₽/шт. </text:p>
          </table:table-cell>
          <table:table-cell/>
          <table:table-cell office:value-type="string" calcext:value-type="string">
            <text:p>для крепления виброподвесов</text:p>
          </table:table-cell>
          <table:table-cell office:value-type="string" calcext:value-type="string">
            <text:p>https://lemanapro.ru/product/klinovoy-anker-shpilka-6x65-mm-85075598/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Саморезы 3.5 — 3.9 для подвесов-профилей</text:p>
          </table:table-cell>
          <table:table-cell table:number-columns-repeated="4"/>
          <table:table-cell table:style-name="Default"/>
          <table:table-cell table:number-columns-repeated="12"/>
        </table:table-row>
        <table:table-row table:style-name="ro1">
          <table:table-cell table:number-columns-repeated="5"/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профиль <text:s/>стоичный (дверной проем)</text:p>
          </table:table-cell>
          <table:table-cell table:number-columns-repeated="4"/>
          <table:table-cell table:style-name="Default"/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21">00.00.0000</text:date>, <text:time style:data-style-name="N2" text:time-value="19:05:31.435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16T20:47:06.259000000</meta:creation-date>
    <dc:date>2024-09-21T21:17:08.800000000</dc:date>
    <meta:editing-duration>PT9H2M15S</meta:editing-duration>
    <meta:editing-cycles>13</meta:editing-cycles>
    <meta:generator>LibreOffice/24.2.0.3$Windows_X86_64 LibreOffice_project/da48488a73ddd66ea24cf16bbc4f7b9c08e9bea1</meta:generator>
    <meta:document-statistic meta:table-count="3" meta:cell-count="174" meta:object-count="0"/>
  </office:meta>
</office:document-meta>
</file>